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2BD300001ECE4CFB987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644000024CCFEC9401E.svm"/>
  <manifest:file-entry manifest:media-type="" manifest:full-path="Pictures/2000000700002CF600001E9987905AAA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39FC00002B6A46A9B5BC.svm"/>
  <manifest:file-entry manifest:media-type="" manifest:full-path="Pictures/20000007000030C900002B1A93E0B200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52100003B1FC5DB6AAC.svm"/>
  <manifest:file-entry manifest:media-type="" manifest:full-path="Pictures/20000007000030FE000010DAAF60301D.svm"/>
  <manifest:file-entry manifest:media-type="" manifest:full-path="Pictures/200000070000115E000008FFBACCEAFC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3" style:family="paragraph" style:parent-style-name="Standard">
      <style:text-properties fo:language="zxx" fo:country="none" style:language-asian="zh" style:country-asian="CN" style:language-complex="zxx" style:country-complex="none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6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7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9" style:family="paragraph" style:parent-style-name="Text_20_body">
      <style:text-properties style:language-asian="zh" style:country-asian="CN"/>
    </style:style>
    <style:style style:name="P10" style:family="paragraph" style:parent-style-name="Text_20_body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1" style:family="paragraph" style:parent-style-name="Text_20_body">
      <style:paragraph-properties fo:margin-left="1.296cm" fo:margin-right="0cm" fo:text-indent="-0.635cm" style:auto-text-indent="false">
        <style:tab-stops/>
      </style:paragraph-properties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P12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3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4" style:family="paragraph" style:parent-style-name="Standard" style:list-style-name="L1">
      <style:text-properties style:language-asian="zh" style:country-asian="CN"/>
    </style:style>
    <style:style style:name="P15" style:family="paragraph" style:parent-style-name="Standard" style:list-style-name="L2">
      <style:text-properties style:language-asian="zh" style:country-asian="CN"/>
    </style:style>
    <style:style style:name="P16" style:family="paragraph" style:parent-style-name="Standard" style:list-style-name="L4">
      <style:text-properties fo:language="zxx" fo:country="none" style:language-asian="zh" style:country-asian="CN" style:language-complex="zxx" style:country-complex="none"/>
    </style:style>
    <style:style style:name="P17" style:family="paragraph" style:parent-style-name="Standard">
      <style:paragraph-properties style:text-autospace="none"/>
      <style:text-properties style:use-window-font-color="true" fo:font-size="9pt" fo:language="zxx" fo:country="none" style:font-size-asian="9pt" style:font-size-complex="9pt"/>
    </style:style>
    <style:style style:name="P18" style:family="paragraph" style:parent-style-name="Standard">
      <style:paragraph-properties style:text-autospace="none"/>
      <style:text-properties style:use-window-font-color="true" fo:font-size="9pt" fo:language="zxx" fo:country="none" style:font-size-asian="9pt" style:language-asian="zh" style:country-asian="CN" style:font-size-complex="9pt"/>
    </style:style>
    <style:style style:name="P19" style:family="paragraph" style:parent-style-name="Standard" style:list-style-name="L1">
      <style:paragraph-properties fo:margin-left="1.429cm" fo:margin-right="0cm" fo:text-indent="-0.635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20" style:family="paragraph" style:parent-style-name="Standard" style:list-style-name="L1">
      <style:paragraph-properties fo:margin-left="0.794cm" fo:margin-right="0cm" fo:text-indent="0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22" style:family="paragraph" style:parent-style-name="Text_20_body" style:list-style-name="L4">
      <style:paragraph-properties fo:margin-top="0.423cm" fo:margin-bottom="0.212cm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23" style:family="paragraph" style:parent-style-name="Text_20_body" style:list-style-name="L4">
      <style:paragraph-properties fo:margin-top="0.423cm" fo:margin-bottom="0.212cm"/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P24" style:family="paragraph" style:parent-style-name="Text_20_body" style:list-style-name="L4">
      <style:paragraph-properties fo:margin-top="0.423cm" fo:margin-bottom="0.212cm"/>
    </style:style>
    <style:style style:name="P25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language="zxx" fo:country="none" style:language-asian="zh" style:country-asian="CN" style:language-complex="zxx" style:country-complex="none"/>
    </style:style>
    <style:style style:name="P26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style:font-size-asian="10.5pt" style:language-asian="zh" style:country-asian="CN" style:font-size-complex="10.5pt" style:language-complex="zxx" style:country-complex="none"/>
    </style:style>
    <style:style style:name="P27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fo:font-weight="normal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P28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</style:style>
    <style:style style:name="P29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30" style:family="paragraph" style:parent-style-name="Text_20_body">
      <style:paragraph-properties fo:margin-left="1.402cm" fo:margin-right="0cm" fo:margin-top="0.423cm" fo:margin-bottom="0.212cm" fo:text-indent="-0.053cm" style:auto-text-indent="false">
        <style:tab-stops/>
      </style:paragraph-properties>
    </style:style>
    <style:style style:name="P31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2" style:family="paragraph" style:parent-style-name="Text_20_body" style:list-style-name="L5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3" style:family="paragraph" style:parent-style-name="Heading_20_2">
      <style:text-properties style:language-asian="zh" style:country-asian="CN"/>
    </style:style>
    <style:style style:name="P34" style:family="paragraph" style:parent-style-name="Heading_20_2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5" style:family="paragraph" style:parent-style-name="Heading_20_2">
      <style:paragraph-properties fo:margin-left="1.245cm" fo:margin-right="0cm" fo:text-indent="-1.016cm" style:auto-text-indent="false"/>
    </style:style>
    <style:style style:name="P36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7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8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9" style:family="paragraph" style:parent-style-name="Heading_20_2" style:list-style-name="L4">
      <style:paragraph-properties fo:margin-left="0.053cm" fo:margin-right="0cm" fo:margin-top="0.423cm" fo:margin-bottom="0.212cm" fo:text-indent="-0.053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0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41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2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43" style:family="paragraph" style:parent-style-name="Heading_20_3">
      <style:paragraph-properties fo:margin-left="2.491cm" fo:margin-right="0cm" fo:text-indent="-1.27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T2" style:family="text">
      <style:text-properties style:font-name="Arial"/>
    </style:style>
    <style:style style:name="T3" style:family="text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4" style:family="text">
      <style:text-properties style:font-name="Arial" fo:language="zxx" fo:country="none" style:text-underline-style="solid" style:text-underline-width="auto" style:text-underline-color="font-color" style:font-name-asian="Andale Sans UI" style:language-asian="zh" style:country-asian="CN" style:font-name-complex="Tahoma" style:language-complex="zxx" style:country-complex="none"/>
    </style:style>
    <style:style style:name="T5" style:family="text">
      <style:text-properties style:font-name="Arial" fo:language="zxx" fo:country="none" fo:font-weight="bold" style:font-name-asian="Andale Sans UI" style:language-asian="zh" style:country-asian="CN" style:font-weight-asian="bold" style:font-name-complex="Tahoma" style:language-complex="zxx" style:country-complex="none" style:font-weight-complex="bold"/>
    </style:style>
    <style:style style:name="T6" style:family="text">
      <style:text-properties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7" style:family="text"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8" style:family="text"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T9" style:family="text">
      <style:text-properties fo:color="#008000"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zxx" fo:country="none"/>
    </style:style>
    <style:style style:name="T12" style:family="text">
      <style:text-properties fo:language="zxx" fo:country="none" style:language-asian="zh" style:country-asian="CN" style:language-complex="zxx" style:country-complex="none"/>
    </style:style>
    <style:style style:name="T13" style:family="text">
      <style:text-properties fo:color="#000000"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14" style:family="text">
      <style:text-properties fo:color="#000000" style:font-name="Arial" fo:font-size="10.5pt" fo:language="zxx" fo:country="none" fo:font-weight="bold" style:font-name-asian="Andale Sans UI" style:font-size-asian="10.5pt" style:language-asian="zh" style:country-asian="CN" style:font-weight-asian="bold" style:font-name-complex="Tahoma" style:font-size-complex="10.5pt" style:language-complex="zxx" style:country-complex="none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use-window-font-color="true" fo:font-size="9pt" fo:language="zxx" fo:country="none" style:font-size-asian="9pt" style:font-size-complex="9pt"/>
    </style:style>
    <style:style style:name="T18" style:family="text">
      <style:text-properties fo:color="#010001" fo:font-size="9pt" fo:language="zxx" fo:country="none" style:font-size-asian="9pt" style:font-size-complex="9pt"/>
    </style:style>
    <style:style style:name="T19" style:family="text">
      <style:text-properties fo:color="#a31515" fo:font-size="9pt" fo:language="zxx" fo:country="none" style:font-size-asian="9pt" style:font-size-complex="9pt"/>
    </style:style>
    <style:style style:name="T20" style:family="text">
      <style:text-properties style:font-name-asian="Andale Sans UI"/>
    </style:style>
    <style:style style:name="T21" style:family="text">
      <style:text-properties style:font-name-complex="Tahoma"/>
    </style:style>
    <style:style style:name="T22" style:family="text">
      <style:text-properties style:language-complex="zxx" style:country-complex="none"/>
    </style:style>
    <style:style style:name="T23" style:family="text">
      <style:text-properties fo:color="#800000"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24" style:family="text">
      <style:text-properties fo:color="#0000ff"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<text:span text:style-name="T1">Maya2Renderer</text:span>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2"><text:s text:c="2"/>see ./readme.txt</text:p>
      <text:h text:style-name="Heading_20_1" text:outline-level="1">-load liquid plugin</text:h>
      <text:p text:style-name="P9">Demo scene is ($liquid_root)/2.3.3/doc/HowToUseMaya2Renderer.ma</text:p>
      <text:h text:style-name="P33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FC00002B6A46A9B5BC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412cm" draw:z-index="7"><draw:image xlink:href="Pictures/2000000700003644000024CCFEC9401E.svm" xlink:type="simple" xlink:show="embed" xlink:actuate="onLoad"/></draw:frame><text:soft-page-break/></text:p>
      <text:p text:style-name="P1">)</text:p>
      <text:h text:style-name="P40" text:outline-level="1">-RenderSettings of <text:s/>maya2renderer </text:h>
      <text:p text:style-name="P9">Demo scene is ($liquid_root)/2.3.3/doc/HowToUseMaya2Renderer.ma</text:p>
      <text:h text:style-name="P35" text:outline-level="2">-Debug</text:h>
      <text:p text:style-name="P1"><draw:frame draw:style-name="fr2" draw:name="图形9" text:anchor-type="paragraph" svg:x="0.513cm" svg:y="0.041cm" svg:width="4.747cm" svg:height="2.154cm" draw:z-index="18"><draw:image xlink:href="Pictures/200000070000115E000008FFBACCEAFC.svm" xlink:type="simple" xlink:show="embed" xlink:actuate="onLoad"/></draw:frame></text:p>
      <text:list xml:id="list35684050" text:style-name="L1">
        <text:list-item>
          <text:list>
            <text:list-item>
              <text:list>
                <text:list-item>
                  <text:p text:style-name="P19">NewTranslator(refactoring)</text:p>
                </text:list-item>
              </text:list>
            </text:list-item>
          </text:list>
        </text:list-item>
      </text:list>
      <text:p text:style-name="P6">This is a new feature of maya2renderer. </text:p>
      <text:p text:style-name="P6">I'm refactoring liquidMaya, and put the new export process into liqRibTranslator::_doItNew();</text:p>
      <text:p text:style-name="P6">The original export process is put into liqRibTranslator::_doIt();</text:p>
      <text:p text:style-name="P6">If <text:s/>NewTranslator(refactoring) is checked, liqRibTranslator::_doItNew() is executed, otherwise liqRibTranslator::_doIt() is executed.</text:p>
      <text:p text:style-name="P7">If you set NewTranslator(refactoring) to true, you are using maya2renderer,</text:p>
      <text:p text:style-name="P7">If you set NewTranslator(refactoring) to false, you are using liquidMaya,</text:p>
      <text:list xml:id="list40366164" text:continue-numbering="true" text:style-name="L1">
        <text:list-item>
          <text:list>
            <text:list-item>
              <text:list>
                <text:list-header>
                  <text:p text:style-name="P20"/>
                </text:list-header>
                <text:list-item>
                  <text:p text:style-name="P19">OutputShaderGraph(ER)</text:p>
                </text:list-item>
              </text:list>
            </text:list-item>
          </text:list>
        </text:list-item>
      </text:list>
      <text:p text:style-name="P6">This is a new feature of maya2renderer. </text:p>
      <text:p text:style-name="P8">In liquidMaya you <text:span text:style-name="T10">MUST</text:span> export the material of the mesh before you render that mesh.</text:p>
      <text:p text:style-name="P8">In maya2Renderer, if you set OutputShaderGraph(ER) to true, <text:s/>you don't have to convert the material manually. The materials will be converted automatically.</text:p>
      <text:p text:style-name="P8"/>
      <text:list xml:id="list40365976" text:continue-numbering="true" text:style-name="L1">
        <text:list-item>
          <text:list>
            <text:list-item>
              <text:list>
                <text:list-item>
                  <text:p text:style-name="P19">OutputDebugMsgToRib(RM)</text:p>
                </text:list-item>
              </text:list>
            </text:list-item>
          </text:list>
        </text:list-item>
      </text:list>
      <text:p text:style-name="P5">This is a new feature of maya2renderer. _liqRIBMsg(const char* msg) will output the msg to rib file. </text:p>
      <text:list xml:id="list40381257" text:continue-numbering="true" text:style-name="L1">
        <text:list-item>
          <text:list>
            <text:list-item>
              <text:list>
                <text:list-item>
                  <text:p text:style-name="P19"><text:soft-page-break/>logFunctionCall</text:p>
                </text:list-item>
              </text:list>
            </text:list-item>
          </text:list>
        </text:list-item>
      </text:list>
      <text:p text:style-name="P5">This is a new feature of maya2renderer. _logFunctionCall(const char* msg) will output the msg. It is useful to trace the call stack in batchrender mode.</text:p>
      <text:p text:style-name="P5"/>
      <text:list xml:id="list40366121" text:continue-numbering="true" text:style-name="L1">
        <text:list-item>
          <text:p text:style-name="P14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1" draw:name="图形16" text:anchor-type="paragraph" svg:width="13.787cm" svg:height="15.215cm" draw:z-index="13"><draw:image xlink:href="Pictures/200000070000352100003B1FC5DB6AAC.svm" xlink:type="simple" xlink:show="embed" xlink:actuate="onLoad"/></draw:frame></text:p>
      <text:list xml:id="list40373347" text:continue-numbering="true" text:style-name="L1">
        <text:list-item>
          <text:p text:style-name="P14">set GeneratedShaders directory</text:p>
        </text:list-item>
      </text:list>
      <text:p text:style-name="P1"><draw:frame draw:style-name="fr1" draw:name="图形11" text:anchor-type="paragraph" svg:width="13.945cm" svg:height="13.52cm" draw:z-index="14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42" text:outline-level="1">-Create the scene</text:h>
      <text:p text:style-name="P1">1.create a box</text:p>
      <text:list xml:id="list35661422" text:style-name="L2">
        <text:list-item>
          <text:p text:style-name="P15"><draw:frame draw:style-name="fr1" draw:name="图形12" text:anchor-type="paragraph" svg:width="6.458cm" svg:height="14.924cm" draw:z-index="8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9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40386399" text:continue-numbering="true" text:style-name="L2">
        <text:list-item>
          <text:p text:style-name="P15">let's create a phong shader</text:p>
        </text:list-item>
      </text:list>
      <text:p text:style-name="P1"><draw:frame draw:style-name="fr1" draw:name="图形14" text:anchor-type="paragraph" svg:width="15.478cm" svg:height="18.523cm" draw:z-index="10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1"><draw:image xlink:href="Pictures/200000070000521100003AB5ABBE15A7.svm" xlink:type="simple" xlink:show="embed" xlink:actuate="onLoad"/></draw:frame><text:soft-page-break/></text:p>
      <text:h text:style-name="P41" text:outline-level="1">-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35677242" text:style-name="L3">
        <text:list-header>
          <text:p text:style-name="P21"><text:s/>- Menu --&gt; liquid --&gt;Helpers --&gt; Convert shading network to RSL:</text:p>
          <text:p text:style-name="P21"><draw:frame draw:style-name="fr2" draw:name="图形10" text:anchor-type="paragraph" svg:x="1.328cm" svg:y="0.266cm" svg:width="10.956cm" svg:height="13.972cm" draw:z-index="12"><draw:image xlink:href="Pictures/2000000700002ACB000036936878F7B1.svm" xlink:type="simple" xlink:show="embed" xlink:actuate="onLoad"/></draw:frame><text:soft-page-break/></text:p>
        </text:list-header>
      </text:list>
      <text:p text:style-name="P8"><text:s text:c="2"/>phong1.sl and phong1.slo will be generated at</text:p>
      <text:p text:style-name="P8">E:\MyDocuments\maya\projects\default\generatedShader\</text:p>
      <text:p text:style-name="P8"/>
      <text:h text:style-name="Heading_20_1" text:outline-level="1"><text:span text:style-name="T1">-</text:span>Render</text:h>
      <text:p text:style-name="P9">Press the "RenderView" button, and press "Render" button:</text:p>
      <text:p text:style-name="P9"/>
      <text:p text:style-name="P9"/>
      <text:p text:style-name="P8"><draw:frame draw:style-name="fr1" draw:name="图形17" text:anchor-type="paragraph" svg:width="11.141cm" svg:height="11.194cm" draw:z-index="15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8">(e.g. E:\MyDocuments\maya\projects\default\rib\_perspShape.0001.rib)</text:p>
      <text:h text:style-name="P34" text:outline-level="2"><text:s text:c="2"/>-Renderer</text:h>
      <text:p text:style-name="P10">You can select other renderers in maya2renderer, e.g. elvisyray.</text:p>
      <text:p text:style-name="P5"><draw:frame draw:style-name="fr3" draw:name="图形18" text:anchor-type="paragraph" svg:width="10.426cm" svg:height="1.192cm" draw:z-index="16"><draw:image xlink:href="Pictures/20000007000028BA000004A835E71995.svm" xlink:type="simple" xlink:show="embed" xlink:actuate="onLoad"/></draw:frame></text:p>
      <text:h text:style-name="P36" text:outline-level="2"><text:soft-page-break/>Render</text:h>
      <text:p text:style-name="P5"><draw:frame draw:style-name="fr1" draw:name="图形20" text:anchor-type="paragraph" svg:width="11.114cm" svg:height="8.574cm" draw:z-index="17"><draw:image xlink:href="Pictures/2000000700002B6A0000217E9C8D40B4.svm" xlink:type="simple" xlink:show="embed" xlink:actuate="onLoad"/></draw:frame>It will generate <text:s/><text:a xlink:type="simple" xlink:href="../../../../../../../../../../">file:///</text:a>&lt;MayaProjectDirectory&gt;\rib\&lt;SceneName&gt;.er <text:s/>which trace the invoking of ERAPI</text:p>
      <text:h text:style-name="P36" text:outline-level="2">- liquidSurfaceShader</text:h>
      <text:list xml:id="list35687659" text:style-name="L4">
        <text:list-item>
          <text:p text:style-name="P22">In liquidMaya, liquidSurfaceShader is used for user-defined surface shader( it is *.slo for prman)</text:p>
          <text:p text:style-name="P23"><draw:frame draw:style-name="fr1" draw:name="图形19" text:anchor-type="paragraph" svg:width="11.218cm" svg:height="7.886cm" draw:z-index="20"><draw:image xlink:href="Pictures/2000000700002BD300001ECE4CFB9872.svm" xlink:type="simple" xlink:show="embed" xlink:actuate="onLoad"/></draw:frame></text:p>
        </text:list-item>
        <text:list-item>
          <text:p text:style-name="P24"><draw:frame draw:style-name="fr2" draw:name="图形21" text:anchor-type="paragraph" svg:x="2.586cm" svg:y="1.3cm" svg:width="11.509cm" svg:height="7.833cm" draw:z-index="19"><draw:image xlink:href="Pictures/2000000700002CF600001E9987905AAA.svm" xlink:type="simple" xlink:show="embed" xlink:actuate="onLoad"/></draw:frame><text:soft-page-break/><text:span text:style-name="T8">In maya2renderer, liquidSurfaceShader is extended to supported user-defined shader for other renderers. </text:span><text:span text:style-name="T6"><text:line-break/>If you use prman, you set the Shader to a slo file, and don't have to do anyting else.</text:span></text:p>
          <text:p text:style-name="P24"><text:span text:style-name="T6">If you use elvishray, <text:s/>e.g. In liquidSurface1, if you set Shader to </text:span><text:a xlink:type="simple" xlink:href="file:///c:/tmp/plastic.dll">c:/tmp/plastic.dll</text:a><text:span text:style-name="T13">, you </text:span><text:span text:style-name="T14">have to create <text:s/></text:span><text:a xlink:type="simple" xlink:href="file:///c:/tmp/plastic.pl">c:/tmp/plastic.pl</text:a><text:span text:style-name="T13">. Because maya2renderer will search </text:span><text:a xlink:type="simple" xlink:href="file:///c:/tmp/plastic.pl">c:/tmp/plastic.pl</text:a><text:span text:style-name="T13">, and read this pl file to generate shader parameters automatically.</text:span></text:p>
          <text:list>
            <text:list-header>
              <text:h text:style-name="P37" text:outline-level="2">- PL file</text:h>
              <text:p text:style-name="P25">pl file contains shader type, shader <text:s/>parameter list. <text:line-break/>pl file must locates at the same directory as the shader file. For elvishray, the shader file is a dll file.</text:p>
              <text:p text:style-name="P25">pl file is used to generate the UI of <text:s/>parameters of user-defined shader automatically in Maya. The following image show this process in details</text:p>
              <text:p text:style-name="P26"><text:span text:style-name="T15">%liquidRoot%\2.3.3\doc\HowToGenerateShaderParameterUI\</text:span><text:span text:style-name="T16">HowToGenerateShaderParameterUI.png</text:span></text:p>
              <text:p text:style-name="P26"><text:span text:style-name="T10">or </text:span><text:a xlink:type="simple" xlink:href="https://github.com/maya2renderer/maya2renderer/blob/master/2.3.3/doc/HowToGenerateShaderParameterUI/HowToGenerateShaderParameterUI.png"><text:span text:style-name="T16">https://github.com/maya2renderer/maya2renderer/blob/master/2.3.3/doc/HowToGenerateShaderParameterUI/HowToGenerateShaderParameterUI.png</text:span></text:a></text:p>
              <text:p text:style-name="P27"/>
              <text:p text:style-name="P28"><text:span text:style-name="T6">Here is an example of pl file:<text:line-break/></text:span><text:span text:style-name="T7">#shaderType </text:span><text:span text:style-name="T9">// shaderType: surface, volume, displacement, light. shaderType must be set before shadername</text:span><text:span text:style-name="T7"><text:line-break/>surface<text:line-break/>#shaderName </text:span><text:span text:style-name="T9">//shadername must be set after shaderType</text:span><text:span text:style-name="T7"><text:line-break/>liquidchecker<text:line-break/></text:span><text:span text:style-name="T9">//shader parameter list. One line for each parameter</text:span><text:span text:style-name="T7">，<text:line-break/>#Name:Details:Type:IsOutput:Defaults:ArraySizes</text:span><text:span text:style-name="T9">//Attributes of each parameter, and the attributes are seperated by colon.</text:span><text:span text:style-name="T7"><text:line-break/>frequency:uniform:float:0:8.5:-1<text:line-break/>mode:uniform:float:0:0.0:-1<text:line-break/>mode2:uniform:float:0:0.5:-1</text:span></text:p>
            </text:list-header>
          </text:list>
        </text:list-item>
      </text:list>
      <text:p text:style-name="P11"/>
      <text:list xml:id="list40368278" text:continue-numbering="true" text:style-name="L4">
        <text:list-item>
          <text:list>
            <text:list-header>
              <text:p text:style-name="P16"/>
            </text:list-header>
          </text:list>
        </text:list-item>
      </text:list>
      <text:p text:style-name="P3"/>
      <text:p text:style-name="P3"><text:soft-page-break/></text:p>
      <text:list xml:id="list40361910" text:continue-numbering="true" text:style-name="L4">
        <text:list-item>
          <text:list>
            <text:list-header>
              <text:h text:style-name="P37" text:outline-level="2">- Refactoring</text:h>
            </text:list-header>
          </text:list>
        </text:list-item>
      </text:list>
      <text:h text:style-name="P43" text:outline-level="3">- Global variables</text:h>
      <text:p text:style-name="Standard"><text:span text:style-name="T12"><text:s text:c="13"/>Put global variables to </text:span><text:span text:style-name="T12">struct</text:span><text:span text:style-name="T12"> </text:span><text:span text:style-name="T12">liqGlobalVariable</text:span><text:span text:style-name="T12">( in </text:span><text:span text:style-name="T12">liqGlobalVariable.h </text:span><text:span text:style-name="T12">)</text:span></text:p>
      <text:p text:style-name="Standard"><text:span text:style-name="T12"><text:s text:c="13"/>define </text:span><text:span text:style-name="T12">struct</text:span><text:span text:style-name="T12"> </text:span><text:span text:style-name="T12">liqGlobalVariable</text:span><text:span text:style-name="T12"> </text:span><text:span text:style-name="T12">liqglo(</text:span><text:span text:style-name="T12"> in </text:span><text:span text:style-name="T12">liqGlobalVariable.cpp </text:span><text:span text:style-name="T12">)</text:span></text:p>
      <text:list xml:id="list40377675" text:continue-numbering="true" text:style-name="L4">
        <text:list-item>
          <text:list>
            <text:list-header>
              <text:h text:style-name="P39" text:outline-level="2">- main atchitecture</text:h>
            </text:list-header>
          </text:list>
        </text:list-item>
      </text:list>
      <text:p text:style-name="P29"><text:span text:style-name="T3">See </text:span><text:span text:style-name="T4">./main_architecture.jpg</text:span><text:span text:style-name="T3">. I list only a few classes in maya2renderer in this diagram. The main translation process is shown in </text:span><text:span text:style-name="T4">main_translation_process.jpg</text:span><text:span text:style-name="T3">.</text:span></text:p>
      <text:p text:style-name="P29"><text:span text:style-name="T5">Class RendererInterface</text:span><text:span text:style-name="T3"><text:line-break/>This class provides basic interfaces for your renderer. The interfaces of this class are fat interface, and will be refactored in the future.<text:line-break/>If you want to add your new renderer, e.g. appleseed, into maya2renderer, you should define namespace appleseed, and let class appleseed::Renderer inherite from liquid:: RendererInterface</text:span></text:p>
      <text:p text:style-name="P30"><text:span text:style-name="T24">namespace</text:span><text:span text:style-name="T3"> appleseed{<text:line-break/> <text:s text:c="6"/></text:span><text:span text:style-name="T24">class </text:span><text:span text:style-name="T3"><text:s/>Renderer : </text:span><text:span text:style-name="T24">public</text:span><text:span text:style-name="T3"> liquid::RendererInterface{<text:line-break/> <text:s text:c="5"/>};<text:line-break/>}</text:span></text:p>
      <text:p text:style-name="P29"><text:span text:style-name="T5">ShaderOutputVisitor</text:span><text:span text:style-name="T3"><text:line-break/>I use the visitor pattern to visit the internal shader nodes of maya for the new renderer.<text:line-break/>For example, ShaderOutputVisitor provides the following abstract interfaces:<text:line-break/>visitBlinn(), visitLambert(), visitPhong() and etc.</text:span></text:p>
      <text:p text:style-name="P29"><text:span text:style-name="T5">RSL::Visitor</text:span><text:span text:style-name="T3"> inherits from ShaderOutputVisitor, RSL::Visitor visits each shader node and output the renderman rsl shader to a sl file. I rename the extention of this sl file to sl_my. sl_my file can be compile by renderman shader compiler. RSL::Visitor use RSL::OutputHelper to add parameters of the shader. </text:span></text:p>
      <text:p text:style-name="P29"><text:span text:style-name="T5">ERCall::Visitor </text:span><text:span text:style-name="T3">is responsible for constructing shader for elvishray from maya shader node. ER::Visitor uses </text:span><text:span text:style-name="T5">ERCall::OutputHelper</text:span><text:span text:style-name="T3"> to add shader parameters.</text:span></text:p>
      <text:p text:style-name="P29"><text:span text:style-name="T5">ER:Visitor</text:span><text:span text:style-name="T3"> and </text:span><text:span text:style-name="T5">ER::OutputHelper</text:span><text:span text:style-name="T3"> are designed to output the shader into a log file, so I can check whether there is something wrong.</text:span></text:p>
      <text:p text:style-name="P29"><text:span text:style-name="T3">See ./</text:span><text:span text:style-name="T4">ExportShaderGraph.jpg</text:span><text:span text:style-name="T3"> for more details.</text:span></text:p>
      <text:p text:style-name="P29"><text:span text:style-name="T5">Class tHeroRibWriterMgr</text:span><text:span text:style-name="T3"> is refactored from the liquidMaya::liqRibTranslator. <text:s/>theroRibWriterMgr::write() contains the translation process of the hero pass. See <text:s/></text:span><text:span text:style-name="T4">ExportHeroPass.jpg</text:span><text:span text:style-name="T3"> for more details.</text:span></text:p>
      <text:p text:style-name="P29"><text:span text:style-name="T3"><text:s/></text:span><text:span text:style-name="T5">Class tShadowRibWriterMgr</text:span><text:span text:style-name="T3"> is refactored from the liquidMaya::liqRibTranslator. </text:span><text:soft-page-break/><text:span text:style-name="T3">tShadowRibWriterMgr::write() contains the translation process of the shadow pass. See </text:span><text:span text:style-name="T4">ExportShadowPass.jpg</text:span><text:span text:style-name="T3"> for more details.</text:span></text:p>
      <text:p text:style-name="P29"><text:span text:style-name="T3"><text:line-break/></text:span></text:p>
      <text:list xml:id="list40357539" text:continue-numbering="true" text:style-name="L4">
        <text:list-item>
          <text:list>
            <text:list-header>
              <text:h text:style-name="P39" text:outline-level="2">- NOTE</text:h>
            </text:list-header>
          </text:list>
        </text:list-item>
      </text:list>
      <text:p text:style-name="P29"><text:span text:style-name="T3">Maya2renderer doesn't provide API for your renderer, because the general framework is not stable enough now. Many interfaces need to be refactored.</text:span></text:p>
      <text:p text:style-name="P29"><text:span text:style-name="T3"/></text:p>
      <text:p text:style-name="P13"/>
      <text:list xml:id="list40366995" text:continue-numbering="true" text:style-name="L4">
        <text:list-item>
          <text:list>
            <text:list-header>
              <text:h text:style-name="P38" text:outline-level="2">- export shader graph</text:h>
            </text:list-header>
          </text:list>
        </text:list-item>
      </text:list>
      <text:p text:style-name="P12">In liquidMaya, you have to convert the shader graph manully before you render the scene.</text:p>
      <text:p text:style-name="P12">In maya2renderer, you don't have to convert the shader graph to manully. The shader graph will be exported in each frame. </text:p>
      <text:p text:style-name="P12">In order to support the exportion of maya shader graph for other renderers, I rewrite the following mel files with c++:<text:line-break/>liquidConvertShadingNetworkToRSL.mel, <text:line-break/>liquidWriteRSL_materials.mel, <text:line-break/>liquidWriteRSL_textures.mel, <text:line-break/>liquidWriteRSL_utilities.mel</text:p>
      <text:p text:style-name="P12">shader graph must be exported before exporting mesh.</text:p>
      <text:h text:style-name="Heading_20_2" text:outline-level="2"><text:span text:style-name="T18">ShaderValidConnection</text:span><text:span text:style-name="T17">::</text:span><text:span text:style-name="T18">setValidConnection</text:span><text:span text:style-name="T17">() </text:span></text:h>
      <text:p text:style-name="P4"><text:span text:style-name="T3">set the connectable plugs in each shader. e.g.<text:line-break/></text:span><text:tab/>//lambert<text:line-break/> <text:s text:c="13"/><text:span text:style-name="T17">validConnection.clear();</text:span></text:p>
      <text:p text:style-name="P4"><text:span text:style-name="T17"><text:tab/>validC</text:span><text:span text:style-name="T18">onnection</text:span><text:span text:style-name="T17">.</text:span><text:span text:style-name="T18">append</text:span><text:span text:style-name="T17">(</text:span><text:span text:style-name="T19">"color"</text:span><text:span text:style-name="T17">);</text:span></text:p>
      <text:p text:style-name="P4"><text:span text:style-name="T17"><text:tab/></text:span><text:span text:style-name="T18">validConnection</text:span><text:span text:style-name="T17">.</text:span><text:span text:style-name="T18">append</text:span><text:span text:style-name="T17">(</text:span><text:span text:style-name="T19">"transparency"</text:span><text:span text:style-name="T17">);</text:span></text:p>
      <text:p text:style-name="P4"><text:span text:style-name="T17"><text:tab/></text:span><text:span text:style-name="T18">validConnection</text:span><text:span text:style-name="T17">.</text:span><text:span text:style-name="T18">append</text:span><text:span text:style-name="T17">(</text:span><text:span text:style-name="T19">"ambientColor"</text:span><text:span text:style-name="T17">);</text:span></text:p>
      <text:p text:style-name="P4"><text:span text:style-name="T17"><text:tab/></text:span><text:span text:style-name="T18">validConnection</text:span><text:span text:style-name="T17">.</text:span><text:span text:style-name="T18">append</text:span><text:span text:style-name="T17">(</text:span><text:span text:style-name="T19">"incandescence"</text:span><text:span text:style-name="T17">);</text:span></text:p>
      <text:p text:style-name="P4"><text:span text:style-name="T17"><text:tab/></text:span><text:span text:style-name="T18">validConnection</text:span><text:span text:style-name="T17">.</text:span><text:span text:style-name="T18">append</text:span><text:span text:style-name="T17">(</text:span><text:span text:style-name="T19">"diffuse"</text:span><text:span text:style-name="T17">);</text:span></text:p>
      <text:p text:style-name="P4"><text:span text:style-name="T17"><text:tab/></text:span><text:span text:style-name="T18">validConnection</text:span><text:span text:style-name="T17">.</text:span><text:span text:style-name="T18">append</text:span><text:span text:style-name="T17">(</text:span><text:span text:style-name="T19">"outColor"</text:span><text:span text:style-name="T17">);</text:span></text:p>
      <text:p text:style-name="P4"><text:span text:style-name="T17"><text:tab/></text:span><text:span text:style-name="T18">validConnection</text:span><text:span text:style-name="T17">.</text:span><text:span text:style-name="T18">append</text:span><text:span text:style-name="T17">(</text:span><text:span text:style-name="T19">"outTransparency"</text:span><text:span text:style-name="T17">);</text:span></text:p>
      <text:p text:style-name="P4"><text:span text:style-name="T17"><text:tab/></text:span><text:span text:style-name="T18">validConnectionMap</text:span><text:span text:style-name="T17">.</text:span><text:span text:style-name="T18">insert</text:span><text:span text:style-name="T17">(</text:span><text:span text:style-name="T18">std</text:span><text:span text:style-name="T17">::</text:span><text:span text:style-name="T18">make_pair</text:span><text:span text:style-name="T17">(</text:span><text:span text:style-name="T19">"lambert"</text:span><text:span text:style-name="T17">, </text:span><text:span text:style-name="T18">validConnection</text:span><text:span text:style-name="T17">));<text:tab/></text:span></text:p>
      <text:p text:style-name="P17"/>
      <text:p text:style-name="P18">RSL::Visitor</text:p>
      <text:p text:style-name="P18">ER::Visitor</text:p>
      <text:p text:style-name="P18">ERCall::Visitor</text:p>
      <text:list xml:id="list40383578" text:continue-numbering="true" text:style-name="L4">
        <text:list-item>
          <text:list>
            <text:list-header>
              <text:h text:style-name="P39" text:outline-level="2">- export user-defined shader</text:h>
            </text:list-header>
          </text:list>
        </text:list-item>
      </text:list>
      <text:p text:style-name="P29"><text:span text:style-name="T3"/></text:p>
      <text:list xml:id="list40375297" text:continue-numbering="true" text:style-name="L4">
        <text:list-item>
          <text:list>
            <text:list-header>
              <text:h text:style-name="P39" text:outline-level="2"><text:soft-page-break/>- export mesh</text:h>
              <text:h text:style-name="P39" text:outline-level="2">- export light</text:h>
            </text:list-header>
          </text:list>
        </text:list-item>
      </text:list>
      <text:p text:style-name="P13"/>
      <text:list xml:id="list40385829" text:continue-numbering="true" text:style-name="L4">
        <text:list-item>
          <text:list>
            <text:list-header>
              <text:h text:style-name="P37" text:outline-level="2">- log system</text:h>
            </text:list-header>
          </text:list>
        </text:list-item>
      </text:list>
      <text:p text:style-name="P12">Mel log</text:p>
      <text:p text:style-name="P12">trace log</text:p>
      <text:list xml:id="list39546096" text:style-name="L5">
        <text:list-item>
          <text:p text:style-name="P32">Shadow pass is refatored from liquidMaya, and is not extended for elvishray.</text:p>
        </text:list-item>
        <text:list-item>
          <text:p text:style-name="P32">Each test case contains *.rib ,*.er, *.log, they are logs for that test case.</text:p>
        </text:list-item>
        <text:list-item>
          <text:p text:style-name="P32"/>
        </text:list-item>
      </text:list>
      <text:list xml:id="list40378274" text:continue-list="list40385829" text:style-name="L4">
        <text:list-item>
          <text:list>
            <text:list-header>
              <text:h text:style-name="P37" text:outline-level="2">- TodoList</text:h>
            </text:list-header>
          </text:list>
        </text:list-item>
      </text:list>
      <text:p text:style-name="P12">Some interfaces in class Renderer are fat interface, they will be refactored.</text:p>
      <text:p text:style-name="P12">liquidroot/todolist.txt</text:p>
      <text:list xml:id="list40369120" text:continue-numbering="true" text:style-name="L4">
        <text:list-item>
          <text:list>
            <text:list-header>
              <text:h text:style-name="P37" text:outline-level="2">- How to add a new renderer to maya2renderer</text:h>
            </text:list-header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6H26M46S</meta:editing-duration>
    <meta:editing-cycles>86</meta:editing-cycles>
    <meta:generator>OpenOffice.org/3.2$Win32 OpenOffice.org_project/320m12$Build-9483</meta:generator>
    <dc:date>2012-06-07T20:23:30.67</dc:date>
    <dc:creator>yaoyansi </dc:creator>
    <meta:document-statistic meta:table-count="0" meta:image-count="21" meta:object-count="0" meta:page-count="18" meta:paragraph-count="119" meta:word-count="1055" meta:character-count="8070"/>
    <meta:user-defined meta:name="Info 1"/>
    <meta:user-defined meta:name="Info 2"/>
    <meta:user-defined meta:name="Info 3"/>
    <meta:user-defined meta:name="Info 4"/>
  </office:meta>
</office:document-meta>
</file>